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7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74pt solid #000000" fo:border-top="none"/>
    </style:style>
    <style:style style:name="ce4" style:family="table-cell" style:parent-style-name="Default">
      <style:table-cell-properties fo:border-bottom="0.74pt solid #000000" fo:border-left="none" fo:border-right="0.74pt solid #000000" fo:border-top="none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74pt solid #000000" fo:border-right="0.74pt solid #000000" fo:border-top="none"/>
    </style:style>
    <style:style style:name="ce7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oser" table:style-name="ta1">
        <table:table-column table:style-name="co1" table:default-cell-style-name="ce1"/>
        <table:table-column table:style-name="co2" table:number-columns-repeated="9" table:default-cell-style-name="ce3"/>
        <table:table-column table:style-name="co2" table:number-columns-repeated="11" table:default-cell-style-name="ce6"/>
        <table:table-row table:style-name="ro1">
          <table:table-cell office:value-type="string" calcext:value-type="string">
            <text:p>Time (s)</text:p>
          </table:table-cell>
          <table:table-cell table:style-name="ce2" office:value-type="string" calcext:value-type="string">
            <text:p>M01</text:p>
          </table:table-cell>
          <table:table-cell table:style-name="ce2" office:value-type="string" calcext:value-type="string">
            <text:p>M02</text:p>
          </table:table-cell>
          <table:table-cell table:style-name="ce2" office:value-type="string" calcext:value-type="string">
            <text:p>M03</text:p>
          </table:table-cell>
          <table:table-cell table:style-name="ce2" office:value-type="string" calcext:value-type="string">
            <text:p>M04</text:p>
          </table:table-cell>
          <table:table-cell table:style-name="ce2" office:value-type="string" calcext:value-type="string">
            <text:p>M05</text:p>
          </table:table-cell>
          <table:table-cell table:style-name="ce2" office:value-type="string" calcext:value-type="string">
            <text:p>M06</text:p>
          </table:table-cell>
          <table:table-cell table:style-name="ce2" office:value-type="string" calcext:value-type="string">
            <text:p>M07</text:p>
          </table:table-cell>
          <table:table-cell table:style-name="ce2" office:value-type="string" calcext:value-type="string">
            <text:p>M08</text:p>
          </table:table-cell>
          <table:table-cell table:style-name="ce2" office:value-type="string" calcext:value-type="string">
            <text:p>M09</text:p>
          </table:table-cell>
          <table:table-cell table:style-name="ce5" office:value-type="string" calcext:value-type="string">
            <text:p>M10</text:p>
          </table:table-cell>
          <table:table-cell table:style-name="ce5" office:value-type="string" calcext:value-type="string">
            <text:p>M11</text:p>
          </table:table-cell>
          <table:table-cell table:style-name="ce5" office:value-type="string" calcext:value-type="string">
            <text:p>M12</text:p>
          </table:table-cell>
          <table:table-cell table:style-name="ce5" office:value-type="string" calcext:value-type="string">
            <text:p>M13</text:p>
          </table:table-cell>
          <table:table-cell table:style-name="ce5" office:value-type="string" calcext:value-type="string">
            <text:p>M14</text:p>
          </table:table-cell>
          <table:table-cell table:style-name="ce5" office:value-type="string" calcext:value-type="string">
            <text:p>M15</text:p>
          </table:table-cell>
          <table:table-cell table:style-name="ce5" office:value-type="string" calcext:value-type="string">
            <text:p>M16</text:p>
          </table:table-cell>
          <table:table-cell table:style-name="ce5" office:value-type="string" calcext:value-type="string">
            <text:p>M17</text:p>
          </table:table-cell>
          <table:table-cell table:style-name="ce5" office:value-type="string" calcext:value-type="string">
            <text:p>M18</text:p>
          </table:table-cell>
          <table:table-cell table:style-name="ce5" office:value-type="string" calcext:value-type="string">
            <text:p>M19</text:p>
          </table:table-cell>
          <table:table-cell table:style-name="ce5" office:value-type="string" calcext:value-type="string">
            <text:p>M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00" calcext:value-type="float">
            <text:p>-100</text:p>
          </table:table-cell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00" calcext:value-type="float">
            <text:p>-100</text:p>
          </table:table-cell>
          <table:table-cell table:number-columns-repeated="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00" calcext:value-type="float">
            <text:p>-100</text:p>
          </table:table-cell>
          <table:table-cell table:number-columns-repeated="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00" calcext:value-type="float">
            <text:p>-100</text:p>
          </table:table-cell>
          <table:table-cell table:number-columns-repeated="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0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0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0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0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0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0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0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0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0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0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0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0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0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0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0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0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0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0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0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0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0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0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0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0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0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0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0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0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0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0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0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0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0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0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0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0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0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0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0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0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0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0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0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0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0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0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0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0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0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0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0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0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0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0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0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0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0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0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0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0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0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0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0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0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0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0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0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0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0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0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0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0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0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0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0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0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0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0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0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0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0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0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0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0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0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0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0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0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0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0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0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0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0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0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0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0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0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0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0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0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0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0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0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0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0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0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0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0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0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0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0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0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0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0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0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0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0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0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0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0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0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0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0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0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0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0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0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0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0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0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0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0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0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0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0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0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0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0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0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0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0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0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0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0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0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0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0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0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0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0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0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0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0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0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0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0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0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0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0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0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0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0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0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0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0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0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0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0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0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0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0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0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0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0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0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0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0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0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0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0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0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0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0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0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0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0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0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0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0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0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0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0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0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0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0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0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0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0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0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0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0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0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0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0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0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0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0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0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0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0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0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0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0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0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0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0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0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0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0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0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0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0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0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0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0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0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0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0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0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0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0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0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0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0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0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0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0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0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0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0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0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0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0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0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0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0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0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0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0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0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0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0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0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0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0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0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0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0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0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0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0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0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0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0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0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0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0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0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0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0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0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0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0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0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0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0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0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0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0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0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0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0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0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0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0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0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0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0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0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0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0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0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0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0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0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0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0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0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0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0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0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0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0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0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0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0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0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0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0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0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0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0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0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0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0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0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0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0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0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0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0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0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0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0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0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0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0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0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0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0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0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0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0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0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0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0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0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0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0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0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0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0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0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0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0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0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0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0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0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0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0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0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0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0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0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0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0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0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0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0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0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0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0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0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0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0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0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0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0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0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0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0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0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0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0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0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0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0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0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0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0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0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0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0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0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0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0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0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0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0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0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0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0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0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0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0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0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0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0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0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0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0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0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0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0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0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0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0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0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0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0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0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0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0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0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0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0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0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0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0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0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0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0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0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0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0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0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0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0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0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0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0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0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0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0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0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0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0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0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0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0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0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0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0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0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0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0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0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0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0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0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0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0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0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0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0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0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0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0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0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0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0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0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0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0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0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0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0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0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0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0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0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0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0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0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0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0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0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0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0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0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0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0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0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0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0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0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0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0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0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0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0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20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0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0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0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0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0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0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0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0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0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0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0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0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0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0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0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0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0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0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0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0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0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20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0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0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0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20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0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0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0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0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0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20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0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0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20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0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20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0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0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0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20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20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0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0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20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20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20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0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0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20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0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0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20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0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0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0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20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0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20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20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20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20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20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20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20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0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20"/>
        </table:table-row>
        <table:table-row table:style-name="ro1" table:number-rows-repeated="1047972">
          <table:table-cell table:number-columns-repeated="21"/>
        </table:table-row>
        <table:table-row table:style-name="ro1">
          <table:table-cell/>
          <table:table-cell table:style-name="ce4" table:number-columns-repeated="9"/>
          <table:table-cell table:number-columns-repeated="11"/>
        </table:table-row>
        <table:table-row table:style-name="ro1">
          <table:table-cell/>
          <table:table-cell table:style-name="ce4" table:number-columns-repeated="9"/>
          <table:table-cell table:style-name="ce7" table:number-columns-repeated="11"/>
        </table:table-row>
      </table:table>
      <table:table table:name="preview" table:style-name="ta1">
        <table:shapes>
          <draw:frame draw:z-index="0" draw:style-name="gr1" draw:text-style-name="P1" svg:width="41.796cm" svg:height="17.052cm" svg:x="6.14cm" svg:y="0.319cm">
            <draw:object draw:notify-on-update-of-ranges="composer.B1:composer.B1 composer.B2:composer.B600 composer.C1:composer.C1 composer.C2:composer.C600 composer.D1:composer.D1 composer.D2:composer.D600 composer.E1:composer.E1 composer.E2:composer.E600 composer.F1:composer.F1 composer.F2:composer.F600 composer.G1:composer.G1 composer.G2:composer.G600 composer.H1:composer.H1 composer.H2:composer.H600 composer.I1:composer.I1 composer.I2:composer.I600 composer.J1:composer.J1 composer.J2:composer.J600 composer.K1:composer.K1 composer.K2:composer.K600 composer.L1:composer.L1 composer.L2:composer.L600 composer.M1:composer.M1 composer.M2:composer.M600 composer.N1:composer.N1 composer.N2:composer.N600 composer.O1:composer.O1 composer.O2:composer.O600 composer.P1:composer.P1 composer.P2:composer.P600 composer.Q1:composer.Q1 composer.Q2:composer.Q600 composer.R1:composer.R1 composer.R2:composer.R600 composer.S1:composer.S1 composer.S2:composer.S600 composer.T1:composer.T1 composer.T2:composer.T600 composer.U1:composer.U1 composer.U2:composer.U6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3T14:25:58.046000000</meta:creation-date>
    <dc:date>2024-02-13T14:55:17.705000000</dc:date>
    <meta:editing-duration>PT29M17S</meta:editing-duration>
    <meta:editing-cycles>6</meta:editing-cycles>
    <meta:generator>LibreOffice/24.2.0.3$Windows_X86_64 LibreOffice_project/da48488a73ddd66ea24cf16bbc4f7b9c08e9bea1</meta:generator>
    <meta:document-statistic meta:table-count="2" meta:cell-count="633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41.797cm" svg:height="17.053cm" xlink:href=".." xlink:type="simple" chart:class="chart:line" chart:style-name="ch1">
        <chart:title svg:x="19.584cm" svg:y="0.477cm" chart:style-name="ch2">
          <text:p>Motor series</text:p>
        </chart:title>
        <chart:legend chart:legend-position="end" svg:x="39.792cm" svg:y="3.745cm" style:legend-expansion="high" chart:style-name="ch3"/>
        <chart:plot-area chart:style-name="ch4" table:cell-range-address="composer.B1:composer.U600" chart:data-source-has-labels="both" svg:x="0.835cm" svg:y="1.597cm" svg:width="38.122cm" svg:height="15.115cm">
          <chart:coordinate-region svg:x="1.456cm" svg:y="1.796cm" svg:width="37.501cm" svg:height="13.9cm"/>
          <chart:axis chart:dimension="x" chart:name="primary-x" chart:style-name="ch5" chartooo:axis-type="auto">
            <chartooo:date-scale/>
            <chart:categories table:cell-range-address="composer.B2:composer.B6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oser.C2:composer.C600" chart:label-cell-address="composer.C1:composer.C1" chart:class="chart:line">
            <chart:data-point chart:repeated="599"/>
          </chart:series>
          <chart:series chart:style-name="ch8" chart:values-cell-range-address="composer.D2:composer.D600" chart:label-cell-address="composer.D1:composer.D1" chart:class="chart:line">
            <chart:data-point chart:repeated="599"/>
          </chart:series>
          <chart:series chart:style-name="ch9" chart:values-cell-range-address="composer.E2:composer.E600" chart:label-cell-address="composer.E1:composer.E1" chart:class="chart:line">
            <chart:data-point chart:repeated="599"/>
          </chart:series>
          <chart:series chart:style-name="ch10" chart:values-cell-range-address="composer.F2:composer.F600" chart:label-cell-address="composer.F1:composer.F1" chart:class="chart:line">
            <chart:data-point chart:repeated="599"/>
          </chart:series>
          <chart:series chart:style-name="ch11" chart:values-cell-range-address="composer.G2:composer.G600" chart:label-cell-address="composer.G1:composer.G1" chart:class="chart:line">
            <chart:data-point chart:repeated="599"/>
          </chart:series>
          <chart:series chart:style-name="ch12" chart:values-cell-range-address="composer.H2:composer.H600" chart:label-cell-address="composer.H1:composer.H1" chart:class="chart:line">
            <chart:data-point chart:repeated="599"/>
          </chart:series>
          <chart:series chart:style-name="ch13" chart:values-cell-range-address="composer.I2:composer.I600" chart:label-cell-address="composer.I1:composer.I1" chart:class="chart:line">
            <chart:data-point chart:repeated="599"/>
          </chart:series>
          <chart:series chart:style-name="ch14" chart:values-cell-range-address="composer.J2:composer.J600" chart:label-cell-address="composer.J1:composer.J1" chart:class="chart:line">
            <chart:data-point chart:repeated="599"/>
          </chart:series>
          <chart:series chart:style-name="ch15" chart:values-cell-range-address="composer.K2:composer.K600" chart:label-cell-address="composer.K1:composer.K1" chart:class="chart:line">
            <chart:data-point chart:repeated="599"/>
          </chart:series>
          <chart:series chart:style-name="ch16" chart:values-cell-range-address="composer.L2:composer.L600" chart:label-cell-address="composer.L1:composer.L1" chart:class="chart:line">
            <chart:data-point chart:repeated="599"/>
          </chart:series>
          <chart:series chart:style-name="ch17" chart:values-cell-range-address="composer.M2:composer.M600" chart:label-cell-address="composer.M1:composer.M1" chart:class="chart:line">
            <chart:data-point chart:repeated="599"/>
          </chart:series>
          <chart:series chart:style-name="ch18" chart:values-cell-range-address="composer.N2:composer.N600" chart:label-cell-address="composer.N1:composer.N1" chart:class="chart:line">
            <chart:data-point chart:repeated="599"/>
          </chart:series>
          <chart:series chart:style-name="ch7" chart:values-cell-range-address="composer.O2:composer.O600" chart:label-cell-address="composer.O1:composer.O1" chart:class="chart:line">
            <chart:data-point chart:repeated="599"/>
          </chart:series>
          <chart:series chart:style-name="ch8" chart:values-cell-range-address="composer.P2:composer.P600" chart:label-cell-address="composer.P1:composer.P1" chart:class="chart:line">
            <chart:data-point chart:repeated="599"/>
          </chart:series>
          <chart:series chart:style-name="ch9" chart:values-cell-range-address="composer.Q2:composer.Q600" chart:label-cell-address="composer.Q1:composer.Q1" chart:class="chart:line">
            <chart:data-point chart:repeated="599"/>
          </chart:series>
          <chart:series chart:style-name="ch10" chart:values-cell-range-address="composer.R2:composer.R600" chart:label-cell-address="composer.R1:composer.R1" chart:class="chart:line">
            <chart:data-point chart:repeated="599"/>
          </chart:series>
          <chart:series chart:style-name="ch11" chart:values-cell-range-address="composer.S2:composer.S600" chart:label-cell-address="composer.S1:composer.S1" chart:class="chart:line">
            <chart:data-point chart:repeated="599"/>
          </chart:series>
          <chart:series chart:style-name="ch12" chart:values-cell-range-address="composer.T2:composer.T600" chart:label-cell-address="composer.T1:composer.T1" chart:class="chart:line">
            <chart:data-point chart:repeated="599"/>
          </chart:series>
          <chart:series chart:style-name="ch13" chart:values-cell-range-address="composer.U2:composer.U600" chart:label-cell-address="composer.U1:composer.U1" chart:class="chart:line">
            <chart:data-point chart:repeated="59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02</text:p>
                <draw:g>
                  <svg:desc>composer.C1:composer.C1</svg:desc>
                </draw:g>
              </table:table-cell>
              <table:table-cell office:value-type="string">
                <text:p>M03</text:p>
                <draw:g>
                  <svg:desc>composer.D1:composer.D1</svg:desc>
                </draw:g>
              </table:table-cell>
              <table:table-cell office:value-type="string">
                <text:p>M04</text:p>
                <draw:g>
                  <svg:desc>composer.E1:composer.E1</svg:desc>
                </draw:g>
              </table:table-cell>
              <table:table-cell office:value-type="string">
                <text:p>M05</text:p>
                <draw:g>
                  <svg:desc>composer.F1:composer.F1</svg:desc>
                </draw:g>
              </table:table-cell>
              <table:table-cell office:value-type="string">
                <text:p>M06</text:p>
                <draw:g>
                  <svg:desc>composer.G1:composer.G1</svg:desc>
                </draw:g>
              </table:table-cell>
              <table:table-cell office:value-type="string">
                <text:p>M07</text:p>
                <draw:g>
                  <svg:desc>composer.H1:composer.H1</svg:desc>
                </draw:g>
              </table:table-cell>
              <table:table-cell office:value-type="string">
                <text:p>M08</text:p>
                <draw:g>
                  <svg:desc>composer.I1:composer.I1</svg:desc>
                </draw:g>
              </table:table-cell>
              <table:table-cell office:value-type="string">
                <text:p>M09</text:p>
                <draw:g>
                  <svg:desc>composer.J1:composer.J1</svg:desc>
                </draw:g>
              </table:table-cell>
              <table:table-cell office:value-type="string">
                <text:p>M10</text:p>
                <draw:g>
                  <svg:desc>composer.K1:composer.K1</svg:desc>
                </draw:g>
              </table:table-cell>
              <table:table-cell office:value-type="string">
                <text:p>M11</text:p>
                <draw:g>
                  <svg:desc>composer.L1:composer.L1</svg:desc>
                </draw:g>
              </table:table-cell>
              <table:table-cell office:value-type="string">
                <text:p>M12</text:p>
                <draw:g>
                  <svg:desc>composer.M1:composer.M1</svg:desc>
                </draw:g>
              </table:table-cell>
              <table:table-cell office:value-type="string">
                <text:p>M13</text:p>
                <draw:g>
                  <svg:desc>composer.N1:composer.N1</svg:desc>
                </draw:g>
              </table:table-cell>
              <table:table-cell office:value-type="string">
                <text:p>M14</text:p>
                <draw:g>
                  <svg:desc>composer.O1:composer.O1</svg:desc>
                </draw:g>
              </table:table-cell>
              <table:table-cell office:value-type="string">
                <text:p>M15</text:p>
                <draw:g>
                  <svg:desc>composer.P1:composer.P1</svg:desc>
                </draw:g>
              </table:table-cell>
              <table:table-cell office:value-type="string">
                <text:p>M16</text:p>
                <draw:g>
                  <svg:desc>composer.Q1:composer.Q1</svg:desc>
                </draw:g>
              </table:table-cell>
              <table:table-cell office:value-type="string">
                <text:p>M17</text:p>
                <draw:g>
                  <svg:desc>composer.R1:composer.R1</svg:desc>
                </draw:g>
              </table:table-cell>
              <table:table-cell office:value-type="string">
                <text:p>M18</text:p>
                <draw:g>
                  <svg:desc>composer.S1:composer.S1</svg:desc>
                </draw:g>
              </table:table-cell>
              <table:table-cell office:value-type="string">
                <text:p>M19</text:p>
                <draw:g>
                  <svg:desc>composer.T1:composer.T1</svg:desc>
                </draw:g>
              </table:table-cell>
              <table:table-cell office:value-type="string">
                <text:p>M20</text:p>
                <draw:g>
                  <svg:desc>composer.U1:composer.U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composer.B2:composer.B600</svg:desc>
                </draw:g>
              </table:table-cell>
              <table:table-cell office:value-type="float" office:value="NaN">
                <text:p>NaN</text:p>
                <draw:g>
                  <svg:desc>composer.C2:composer.C600</svg:desc>
                </draw:g>
              </table:table-cell>
              <table:table-cell office:value-type="float" office:value="NaN">
                <text:p>NaN</text:p>
                <draw:g>
                  <svg:desc>composer.D2:composer.D600</svg:desc>
                </draw:g>
              </table:table-cell>
              <table:table-cell office:value-type="float" office:value="NaN">
                <text:p>NaN</text:p>
                <draw:g>
                  <svg:desc>composer.E2:composer.E600</svg:desc>
                </draw:g>
              </table:table-cell>
              <table:table-cell office:value-type="float" office:value="NaN">
                <text:p>NaN</text:p>
                <draw:g>
                  <svg:desc>composer.F2:composer.F600</svg:desc>
                </draw:g>
              </table:table-cell>
              <table:table-cell office:value-type="float" office:value="NaN">
                <text:p>NaN</text:p>
                <draw:g>
                  <svg:desc>composer.G2:composer.G600</svg:desc>
                </draw:g>
              </table:table-cell>
              <table:table-cell office:value-type="float" office:value="NaN">
                <text:p>NaN</text:p>
                <draw:g>
                  <svg:desc>composer.H2:composer.H600</svg:desc>
                </draw:g>
              </table:table-cell>
              <table:table-cell office:value-type="float" office:value="NaN">
                <text:p>NaN</text:p>
                <draw:g>
                  <svg:desc>composer.I2:composer.I600</svg:desc>
                </draw:g>
              </table:table-cell>
              <table:table-cell office:value-type="float" office:value="NaN">
                <text:p>NaN</text:p>
                <draw:g>
                  <svg:desc>composer.J2:composer.J600</svg:desc>
                </draw:g>
              </table:table-cell>
              <table:table-cell office:value-type="float" office:value="NaN">
                <text:p>NaN</text:p>
                <draw:g>
                  <svg:desc>composer.K2:composer.K600</svg:desc>
                </draw:g>
              </table:table-cell>
              <table:table-cell office:value-type="float" office:value="NaN">
                <text:p>NaN</text:p>
                <draw:g>
                  <svg:desc>composer.L2:composer.L600</svg:desc>
                </draw:g>
              </table:table-cell>
              <table:table-cell office:value-type="float" office:value="NaN">
                <text:p>NaN</text:p>
                <draw:g>
                  <svg:desc>composer.M2:composer.M600</svg:desc>
                </draw:g>
              </table:table-cell>
              <table:table-cell office:value-type="float" office:value="NaN">
                <text:p>NaN</text:p>
                <draw:g>
                  <svg:desc>composer.N2:composer.N600</svg:desc>
                </draw:g>
              </table:table-cell>
              <table:table-cell office:value-type="float" office:value="NaN">
                <text:p>NaN</text:p>
                <draw:g>
                  <svg:desc>composer.O2:composer.O600</svg:desc>
                </draw:g>
              </table:table-cell>
              <table:table-cell office:value-type="float" office:value="NaN">
                <text:p>NaN</text:p>
                <draw:g>
                  <svg:desc>composer.P2:composer.P600</svg:desc>
                </draw:g>
              </table:table-cell>
              <table:table-cell office:value-type="float" office:value="NaN">
                <text:p>NaN</text:p>
                <draw:g>
                  <svg:desc>composer.Q2:composer.Q600</svg:desc>
                </draw:g>
              </table:table-cell>
              <table:table-cell office:value-type="float" office:value="NaN">
                <text:p>NaN</text:p>
                <draw:g>
                  <svg:desc>composer.R2:composer.R600</svg:desc>
                </draw:g>
              </table:table-cell>
              <table:table-cell office:value-type="float" office:value="NaN">
                <text:p>NaN</text:p>
                <draw:g>
                  <svg:desc>composer.S2:composer.S600</svg:desc>
                </draw:g>
              </table:table-cell>
              <table:table-cell office:value-type="float" office:value="NaN">
                <text:p>NaN</text:p>
                <draw:g>
                  <svg:desc>composer.T2:composer.T600</svg:desc>
                </draw:g>
              </table:table-cell>
              <table:table-cell office:value-type="float" office:value="NaN">
                <text:p>NaN</text:p>
                <draw:g>
                  <svg:desc>composer.U2:composer.U600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100">
                <text:p>-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100">
                <text:p>-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100">
                <text:p>-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100">
                <text:p>-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